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24a89" officeooo:paragraph-rsid="002f6230"/>
    </style:style>
    <style:style style:name="P4" style:family="paragraph" style:parent-style-name="Standard">
      <style:text-properties officeooo:rsid="001662cd" officeooo:paragraph-rsid="00192189"/>
    </style:style>
    <style:style style:name="P5" style:family="paragraph" style:parent-style-name="Standard">
      <style:text-properties officeooo:rsid="001662cd" officeooo:paragraph-rsid="002f6230"/>
    </style:style>
    <style:style style:name="P6" style:family="paragraph" style:parent-style-name="Table_20_Contents">
      <style:text-properties officeooo:rsid="00124a89" officeooo:paragraph-rsid="00192189"/>
    </style:style>
    <style:style style:name="P7" style:family="paragraph" style:parent-style-name="Table_20_Contents">
      <style:text-properties officeooo:rsid="00124a89" officeooo:paragraph-rsid="00266434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10" style:family="paragraph" style:parent-style-name="Table_20_Contents">
      <style:text-properties style:font-name="helevetica" officeooo:rsid="00124a89" officeooo:paragraph-rsid="0015d714"/>
    </style:style>
    <style:style style:name="P11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2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3" style:family="paragraph" style:parent-style-name="Table_20_Contents">
      <style:text-properties style:font-name="helevetica" officeooo:rsid="00206f43" officeooo:paragraph-rsid="00206f43"/>
    </style:style>
    <style:style style:name="P14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8" style:family="paragraph" style:parent-style-name="Table_20_Contents">
      <style:text-properties style:font-name="helevetica" officeooo:rsid="003d57ff" officeooo:paragraph-rsid="003d57ff"/>
    </style:style>
    <style:style style:name="P19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0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1" style:family="paragraph" style:parent-style-name="Table_20_Contents">
      <style:text-properties style:font-name="helevetica" officeooo:rsid="0043c187" officeooo:paragraph-rsid="0043c187"/>
    </style:style>
    <style:style style:name="P22" style:family="paragraph" style:parent-style-name="Table_20_Contents">
      <style:text-properties style:font-name="helevetica" officeooo:rsid="003d57ff" officeooo:paragraph-rsid="003d57ff"/>
    </style:style>
    <style:style style:name="P23" style:family="paragraph" style:parent-style-name="Table_20_Contents">
      <style:text-properties style:font-name="helevetica" officeooo:rsid="0014b94e" officeooo:paragraph-rsid="00192189"/>
    </style:style>
    <style:style style:name="P24" style:family="paragraph" style:parent-style-name="Table_20_Contents">
      <style:text-properties style:font-name="helevetica" officeooo:rsid="00307bf2" officeooo:paragraph-rsid="00307bf2"/>
    </style:style>
    <style:style style:name="P2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26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2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3122d" style:font-weight-asian="bold" style:font-weight-complex="bold"/>
    </style:style>
    <style:style style:name="T1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2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410462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6" style:family="text">
      <style:text-properties officeooo:rsid="0015d71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82c5" style:font-weight-asian="bold" style:font-weight-complex="bold"/>
    </style:style>
    <style:style style:name="T9" style:family="text">
      <style:text-properties fo:font-weight="bold" officeooo:rsid="00429396" style:font-weight-asian="bold" style:font-weight-complex="bold"/>
    </style:style>
    <style:style style:name="T10" style:family="text">
      <style:text-properties fo:font-weight="bold" officeooo:rsid="00470bd8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29396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9396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382c5" style:font-style-asian="italic" style:font-weight-asian="normal" style:font-style-complex="italic" style:font-weight-complex="normal"/>
    </style:style>
    <style:style style:name="T16" style:family="text">
      <style:text-properties officeooo:rsid="002382c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43a38" style:font-weight-asian="normal" style:font-weight-complex="normal"/>
    </style:style>
    <style:style style:name="T19" style:family="text">
      <style:text-properties fo:font-weight="normal" officeooo:rsid="003153e7" style:font-weight-asian="normal" style:font-weight-complex="normal"/>
    </style:style>
    <style:style style:name="T20" style:family="text">
      <style:text-properties fo:font-weight="normal" officeooo:rsid="00429396" style:font-weight-asian="normal" style:font-weight-complex="normal"/>
    </style:style>
    <style:style style:name="T21" style:family="text">
      <style:text-properties fo:font-weight="normal" officeooo:rsid="00410462" style:font-weight-asian="normal" style:font-weight-complex="normal"/>
    </style:style>
    <style:style style:name="T22" style:family="text">
      <style:text-properties fo:font-weight="normal" officeooo:rsid="0049dae3" style:font-weight-asian="normal" style:font-weight-complex="normal"/>
    </style:style>
    <style:style style:name="T23" style:family="text">
      <style:text-properties officeooo:rsid="002f6230"/>
    </style:style>
    <style:style style:name="T24" style:family="text">
      <style:text-properties officeooo:rsid="0033bd13"/>
    </style:style>
    <style:style style:name="T25" style:family="text">
      <style:text-properties officeooo:rsid="003d57ff"/>
    </style:style>
    <style:style style:name="T26" style:family="text">
      <style:text-properties officeooo:rsid="00429396"/>
    </style:style>
    <style:style style:name="T27" style:family="text">
      <style:text-properties officeooo:rsid="00432b69"/>
    </style:style>
    <style:style style:name="T28" style:family="text">
      <style:text-properties officeooo:rsid="0043c187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29396" style:font-style-asian="normal" style:font-weight-asian="bold" style:font-style-complex="normal" style:font-weight-complex="bold"/>
    </style:style>
    <style:style style:name="T31" style:family="text">
      <style:text-properties officeooo:rsid="004b6d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Cas d’utilisation N°</text:p>
          </table:table-cell>
        </table:table-row>
        <table:table-row>
          <table:table-cell table:style-name="Table4.A2" office:value-type="string">
            <text:p text:style-name="P12"><text:span text:style-name="T7">Nom : </text:span><text:span text:style-name="T21">Consulter liste pizza</text:span><text:span text:style-name="T17"> (package : interface </text:span><text:span text:style-name="T18">client</text:span><text:span text:style-name="T17">)</text:span></text:p>
            <text:p text:style-name="P11"><text:span text:style-name="T7">Acteur </text:span>: Client</text:p>
            <text:p text:style-name="P6"><text:span text:style-name="Strong_20_Emphasis"><text:span text:style-name="T1">Description</text:span></text:span><text:span text:style-name="T5"> </text:span><text:span text:style-name="T2">: Le client </text:span><text:span text:style-name="T3">doit pouvoir </text:span><text:span text:style-name="T4">consulter la liste de pizza en étant connecté ou non.</text:span></text:p>
            <text:p text:style-name="P20"/>
            <text:p text:style-name="P19"><text:span text:style-name="T7">Auteur </text:span>:<text:span text:style-name="T25">Thomas</text:span></text:p>
            <text:p text:style-name="P19"><text:span text:style-name="T7">Date </text:span>: 1<text:span text:style-name="T6">3</text:span> juillet 2018</text:p>
            <text:p text:style-name="P19"/>
            <text:p text:style-name="P7"><text:span text:style-name="Strong_20_Emphasis"><text:span text:style-name="T1">Pré-conditions</text:span></text:span><text:span text:style-name="T2"> : Le client </text:span><text:span text:style-name="T4">doit être sur le site OC PIZZA</text:span></text:p>
            <text:p text:style-name="P6"><text:span text:style-name="Strong_20_Emphasis"><text:span text:style-name="T1">Démarrage</text:span></text:span><text:span text:style-name="T2"> : L’utilisateur </text:span><text:span text:style-name="T4">a demandé la page « notre catalogue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Le scénario nominal</text:p>
          </table:table-cell>
        </table:table-row>
        <table:table-row>
          <table:table-cell table:style-name="Table2.A2" office:value-type="string">
            <text:p text:style-name="P10"><text:span text:style-name="T7">1 Le </text:span><text:span text:style-name="T8">système</text:span> affiche <text:span text:style-name="T28">des catégories de pizza</text:span></text:p>
            <text:p text:style-name="P10"><text:span text:style-name="T11">2 l’utilisateur</text:span> <text:span text:style-name="T26">selectionne une catégorie de pizza (végétarienne ou autre)</text:span></text:p>
            <text:p text:style-name="P10"><text:span text:style-name="T11">3 l’utilisateur</text:span> <text:span text:style-name="T26">consulte le catalogue personnalisé et selectionne une pizza</text:span></text:p>
            <text:p text:style-name="P10"><text:span text:style-name="T29">4 </text:span><text:span text:style-name="T30">Le système</text:span><text:span text:style-name="T12"> affiche le détail de la pizza et les quanitités restantes</text:span></text:p>
            <text:p text:style-name="P13"><text:span text:style-name="T13">5 </text:span><text:span text:style-name="T14">L’utilisateur</text:span><text:span text:style-name="T9"> </text:span><text:span text:style-name="T20">quitte la description de son produit</text:span></text:p>
            <text:p text:style-name="P13"><text:span text:style-name="T13">6 </text:span><text:span text:style-name="T15">L’</text:span><text:span text:style-name="T14">utilisateur</text:span><text:span text:style-name="T16"> retourne à l’étape 4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Les scénarios <text:span text:style-name="T27">alternatifs</text:span></text:p>
          </table:table-cell>
        </table:table-row>
        <table:table-row>
          <table:table-cell table:style-name="Table3.A2" office:value-type="string">
            <text:p text:style-name="P18">2.a L’utilisateur <text:span text:style-name="T28">peut sortir du catalogue</text:span></text:p>
            <text:p text:style-name="P18">3.a L’utilisateur <text:span text:style-name="T28">peut sortir d’une catégorie</text:span></text:p>
            <text:p text:style-name="P18">3.b L’utilisateur <text:span text:style-name="T28">peut sortir du catalogue</text:span></text:p>
            <text:p text:style-name="P21">5.a L’utilisateur peut sortir du catalogue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Fin : Scénario nominal, sur <text:span text:style-name="T23">décision</text:span> de l’utilisateur <text:span text:style-name="T25">à l’étape 2,3 ou 5</text:span></text:p>
          </table:table-cell>
        </table:table-row>
        <table:table-row>
          <table:table-cell table:style-name="Table5.A2" office:value-type="string">
            <text:p text:style-name="P23"><text:span text:style-name="T7">Post condition : </text:span><text:span text:style-name="T10">AUCUN</text:span></text:p>
          </table:table-cell>
        </table:table-row>
      </table:table>
      <text:p text:style-name="P4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25"/>
            <text:p text:style-name="P17"/>
          </table:table-cell>
        </table:table-row>
        <table:table-row>
          <table:table-cell table:style-name="Table1.A2" office:value-type="string">
            <text:p text:style-name="P14">Performance attendue</text:p>
            <text:p text:style-name="P24"><text:span text:style-name="T19">-</text:span><text:span text:style-name="T22">Le site devra être correctement optimisé (qualité image optimal) afin d’afficher rapidement les pizzas. (2 secondes maximum entre modèle pour une connexion moyenne)</text:span></text:p>
          </table:table-cell>
        </table:table-row>
        <table:table-row table:style-name="Table1.3">
          <table:table-cell table:style-name="Table1.A3" office:value-type="string">
            <text:p text:style-name="P15">Problèmes non résolues ou non évoqués :</text:p>
            <text:p text:style-name="P26">Le client <text:span text:style-name="T31">peut-il affiner sa recherche selon d’autre critères ?</text:span></text:p>
            <text:p text:style-name="P2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18:59:08.033902787</dc:date>
    <meta:editing-duration>PT1H37M34S</meta:editing-duration>
    <meta:editing-cycles>48</meta:editing-cycles>
    <meta:generator>LibreOffice/5.2.7.2$Linux_ARM_EABI LibreOffice_project/20m0$Build-2</meta:generator>
    <meta:document-statistic meta:table-count="5" meta:image-count="0" meta:object-count="0" meta:page-count="1" meta:paragraph-count="27" meta:word-count="206" meta:character-count="1295" meta:non-whitespace-character-count="1116"/>
  </office:meta>
</office:document-meta>
</file>